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ee9" officeooo:paragraph-rsid="00030e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д для первой лабы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22:37:59.502265020</meta:creation-date>
    <dc:date>2025-02-17T22:38:43.893581129</dc:date>
    <meta:editing-duration>PT44S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6"/>
    <meta:generator>LibreOffice/24.2.7.2$Linux_X86_64 LibreOffice_project/420$Build-2</meta:generator>
  </office:meta>
</office:document-meta>
</file>